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1.5575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4.3244in"/>
    </style:style>
    <style:style style:name="co6" style:family="table-column">
      <style:table-column-properties fo:break-before="auto" style:column-width="4.6882in"/>
    </style:style>
    <style:style style:name="co7" style:family="table-column">
      <style:table-column-properties fo:break-before="auto" style:column-width="4.7528in"/>
    </style:style>
    <style:style style:name="co8" style:family="table-column">
      <style:table-column-properties fo:break-before="auto" style:column-width="5.1173in"/>
    </style:style>
    <style:style style:name="co9" style:family="table-column">
      <style:table-column-properties fo:break-before="auto" style:column-width="5.7071in"/>
    </style:style>
    <style:style style:name="co10" style:family="table-column">
      <style:table-column-properties fo:break-before="auto" style:column-width="6.0717in"/>
    </style:style>
    <style:style style:name="co11" style:family="table-column">
      <style:table-column-properties fo:break-before="auto" style:column-width="5.3in"/>
    </style:style>
    <style:style style:name="co12" style:family="table-column">
      <style:table-column-properties fo:break-before="auto" style:column-width="5.6638in"/>
    </style:style>
    <style:style style:name="co13" style:family="table-column">
      <style:table-column-properties fo:break-before="auto" style:column-width="5.6429in"/>
    </style:style>
    <style:style style:name="co14" style:family="table-column">
      <style:table-column-properties fo:break-before="auto" style:column-width="6.0075in"/>
    </style:style>
    <style:style style:name="co15" style:family="table-column">
      <style:table-column-properties fo:break-before="auto" style:column-width="5.7283in"/>
    </style:style>
    <style:style style:name="co16" style:family="table-column">
      <style:table-column-properties fo:break-before="auto" style:column-width="6.0929in"/>
    </style:style>
    <style:style style:name="co17" style:family="table-column">
      <style:table-column-properties fo:break-before="auto" style:column-width="5.3752in"/>
    </style:style>
    <style:style style:name="co18" style:family="table-column">
      <style:table-column-properties fo:break-before="auto" style:column-width="5.7398in"/>
    </style:style>
    <style:style style:name="co19" style:family="table-column">
      <style:table-column-properties fo:break-before="auto" style:column-width="5.8362in"/>
    </style:style>
    <style:style style:name="co20" style:family="table-column">
      <style:table-column-properties fo:break-before="auto" style:column-width="6.2in"/>
    </style:style>
    <style:style style:name="co21" style:family="table-column">
      <style:table-column-properties fo:break-before="auto" style:column-width="5.9535in"/>
    </style:style>
    <style:style style:name="co22" style:family="table-column">
      <style:table-column-properties fo:break-before="auto" style:column-width="6.3181in"/>
    </style:style>
    <style:style style:name="co23" style:family="table-column">
      <style:table-column-properties fo:break-before="auto" style:column-width="4.9138in"/>
    </style:style>
    <style:style style:name="co24" style:family="table-column">
      <style:table-column-properties fo:break-before="auto" style:column-width="5.2783in"/>
    </style:style>
    <style:style style:name="co25" style:family="table-column">
      <style:table-column-properties fo:break-before="auto" style:column-width="5.8681in"/>
    </style:style>
    <style:style style:name="co26" style:family="table-column">
      <style:table-column-properties fo:break-before="auto" style:column-width="6.2327in"/>
    </style:style>
    <style:style style:name="co27" style:family="table-column">
      <style:table-column-properties fo:break-before="auto" style:column-width="5.4602in"/>
    </style:style>
    <style:style style:name="co28" style:family="table-column">
      <style:table-column-properties fo:break-before="auto" style:column-width="5.8252in"/>
    </style:style>
    <style:style style:name="co29" style:family="table-column">
      <style:table-column-properties fo:break-before="auto" style:column-width="5.8035in"/>
    </style:style>
    <style:style style:name="co30" style:family="table-column">
      <style:table-column-properties fo:break-before="auto" style:column-width="6.1681in"/>
    </style:style>
    <style:style style:name="co31" style:family="table-column">
      <style:table-column-properties fo:break-before="auto" style:column-width="5.8898in"/>
    </style:style>
    <style:style style:name="co32" style:family="table-column">
      <style:table-column-properties fo:break-before="auto" style:column-width="6.2543in"/>
    </style:style>
    <style:style style:name="co33" style:family="table-column">
      <style:table-column-properties fo:break-before="auto" style:column-width="5.5354in"/>
    </style:style>
    <style:style style:name="co34" style:family="table-column">
      <style:table-column-properties fo:break-before="auto" style:column-width="5.9in"/>
    </style:style>
    <style:style style:name="co35" style:family="table-column">
      <style:table-column-properties fo:break-before="auto" style:column-width="5.9965in"/>
    </style:style>
    <style:style style:name="co36" style:family="table-column">
      <style:table-column-properties fo:break-before="auto" style:column-width="6.361in"/>
    </style:style>
    <style:style style:name="co37" style:family="table-column">
      <style:table-column-properties fo:break-before="auto" style:column-width="6.1146in"/>
    </style:style>
    <style:style style:name="co38" style:family="table-column">
      <style:table-column-properties fo:break-before="auto" style:column-width="6.4791in"/>
    </style:style>
    <style:style style:name="co39" style:family="table-column">
      <style:table-column-properties fo:break-before="auto" style:column-width="4.6673in"/>
    </style:style>
    <style:style style:name="co40" style:family="table-column">
      <style:table-column-properties fo:break-before="auto" style:column-width="5.0319in"/>
    </style:style>
    <style:style style:name="co41" style:family="table-column">
      <style:table-column-properties fo:break-before="auto" style:column-width="5.0957in"/>
    </style:style>
    <style:style style:name="co42" style:family="table-column">
      <style:table-column-properties fo:break-before="auto" style:column-width="6.05in"/>
    </style:style>
    <style:style style:name="co43" style:family="table-column">
      <style:table-column-properties fo:break-before="auto" style:column-width="6.4146in"/>
    </style:style>
    <style:style style:name="co44" style:family="table-column">
      <style:table-column-properties fo:break-before="auto" style:column-width="5.9862in"/>
    </style:style>
    <style:style style:name="co45" style:family="table-column">
      <style:table-column-properties fo:break-before="auto" style:column-width="6.3508in"/>
    </style:style>
    <style:style style:name="co46" style:family="table-column">
      <style:table-column-properties fo:break-before="auto" style:column-width="6.4362in"/>
    </style:style>
    <style:style style:name="co47" style:family="table-column">
      <style:table-column-properties fo:break-before="auto" style:column-width="5.7181in"/>
    </style:style>
    <style:style style:name="co48" style:family="table-column">
      <style:table-column-properties fo:break-before="auto" style:column-width="6.0827in"/>
    </style:style>
    <style:style style:name="co49" style:family="table-column">
      <style:table-column-properties fo:break-before="auto" style:column-width="6.1791in"/>
    </style:style>
    <style:style style:name="co50" style:family="table-column">
      <style:table-column-properties fo:break-before="auto" style:column-width="6.5437in"/>
    </style:style>
    <style:style style:name="co51" style:family="table-column">
      <style:table-column-properties fo:break-before="auto" style:column-width="6.2965in"/>
    </style:style>
    <style:style style:name="co52" style:family="table-column">
      <style:table-column-properties fo:break-before="auto" style:column-width="6.661in"/>
    </style:style>
    <style:style style:name="co53" style:family="table-column">
      <style:table-column-properties fo:break-before="auto" style:column-width="5.2571in"/>
    </style:style>
    <style:style style:name="co54" style:family="table-column">
      <style:table-column-properties fo:break-before="auto" style:column-width="5.6217in"/>
    </style:style>
    <style:style style:name="co55" style:family="table-column">
      <style:table-column-properties fo:break-before="auto" style:column-width="6.211in"/>
    </style:style>
    <style:style style:name="co56" style:family="table-column">
      <style:table-column-properties fo:break-before="auto" style:column-width="6.5756in"/>
    </style:style>
    <style:style style:name="co57" style:family="table-column">
      <style:table-column-properties fo:break-before="auto" style:column-width="6.1465in"/>
    </style:style>
    <style:style style:name="co58" style:family="table-column">
      <style:table-column-properties fo:break-before="auto" style:column-width="6.511in"/>
    </style:style>
    <style:style style:name="co59" style:family="table-column">
      <style:table-column-properties fo:break-before="auto" style:column-width="6.5972in"/>
    </style:style>
    <style:style style:name="co60" style:family="table-column">
      <style:table-column-properties fo:break-before="auto" style:column-width="5.8783in"/>
    </style:style>
    <style:style style:name="co61" style:family="table-column">
      <style:table-column-properties fo:break-before="auto" style:column-width="6.2429in"/>
    </style:style>
    <style:style style:name="co62" style:family="table-column">
      <style:table-column-properties fo:break-before="auto" style:column-width="6.3398in"/>
    </style:style>
    <style:style style:name="co63" style:family="table-column">
      <style:table-column-properties fo:break-before="auto" style:column-width="6.7043in"/>
    </style:style>
    <style:style style:name="co64" style:family="table-column">
      <style:table-column-properties fo:break-before="auto" style:column-width="6.4575in"/>
    </style:style>
    <style:style style:name="co65" style:family="table-column">
      <style:table-column-properties fo:break-before="auto" style:column-width="6.822in"/>
    </style:style>
    <style:style style:name="co66" style:family="table-column">
      <style:table-column-properties fo:break-before="auto" style:column-width="0.889in"/>
    </style:style>
    <style:style style:name="co67" style:family="table-column">
      <style:table-column-properties fo:break-before="auto" style:column-width="1.2898in"/>
    </style:style>
    <style:style style:name="co68" style:family="table-column">
      <style:table-column-properties fo:break-before="auto" style:column-width="1.7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ACSDT1Y2019.B17001I_data_with_overlays_2020-09-17T12140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 office:value-type="string" calcext:value-type="string">
            <text:p>GEO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17001I_001E</text:p>
          </table:table-cell>
          <table:table-cell office:value-type="string" calcext:value-type="string">
            <text:p>B17001I_001M</text:p>
          </table:table-cell>
          <table:table-cell office:value-type="string" calcext:value-type="string">
            <text:p>B17001I_002E</text:p>
          </table:table-cell>
          <table:table-cell office:value-type="string" calcext:value-type="string">
            <text:p>B17001I_002M</text:p>
          </table:table-cell>
          <table:table-cell office:value-type="string" calcext:value-type="string">
            <text:p>B17001I_003E</text:p>
          </table:table-cell>
          <table:table-cell office:value-type="string" calcext:value-type="string">
            <text:p>B17001I_003M</text:p>
          </table:table-cell>
          <table:table-cell office:value-type="string" calcext:value-type="string">
            <text:p>B17001I_004E</text:p>
          </table:table-cell>
          <table:table-cell office:value-type="string" calcext:value-type="string">
            <text:p>B17001I_004M</text:p>
          </table:table-cell>
          <table:table-cell office:value-type="string" calcext:value-type="string">
            <text:p>B17001I_005E</text:p>
          </table:table-cell>
          <table:table-cell office:value-type="string" calcext:value-type="string">
            <text:p>B17001I_005M</text:p>
          </table:table-cell>
          <table:table-cell office:value-type="string" calcext:value-type="string">
            <text:p>B17001I_006E</text:p>
          </table:table-cell>
          <table:table-cell office:value-type="string" calcext:value-type="string">
            <text:p>B17001I_006M</text:p>
          </table:table-cell>
          <table:table-cell office:value-type="string" calcext:value-type="string">
            <text:p>B17001I_007E</text:p>
          </table:table-cell>
          <table:table-cell office:value-type="string" calcext:value-type="string">
            <text:p>B17001I_007M</text:p>
          </table:table-cell>
          <table:table-cell office:value-type="string" calcext:value-type="string">
            <text:p>B17001I_008E</text:p>
          </table:table-cell>
          <table:table-cell office:value-type="string" calcext:value-type="string">
            <text:p>B17001I_008M</text:p>
          </table:table-cell>
          <table:table-cell office:value-type="string" calcext:value-type="string">
            <text:p>B17001I_009E</text:p>
          </table:table-cell>
          <table:table-cell office:value-type="string" calcext:value-type="string">
            <text:p>B17001I_009M</text:p>
          </table:table-cell>
          <table:table-cell office:value-type="string" calcext:value-type="string">
            <text:p>B17001I_010E</text:p>
          </table:table-cell>
          <table:table-cell office:value-type="string" calcext:value-type="string">
            <text:p>B17001I_010M</text:p>
          </table:table-cell>
          <table:table-cell office:value-type="string" calcext:value-type="string">
            <text:p>B17001I_011E</text:p>
          </table:table-cell>
          <table:table-cell office:value-type="string" calcext:value-type="string">
            <text:p>B17001I_011M</text:p>
          </table:table-cell>
          <table:table-cell office:value-type="string" calcext:value-type="string">
            <text:p>B17001I_012E</text:p>
          </table:table-cell>
          <table:table-cell office:value-type="string" calcext:value-type="string">
            <text:p>B17001I_012M</text:p>
          </table:table-cell>
          <table:table-cell office:value-type="string" calcext:value-type="string">
            <text:p>B17001I_013E</text:p>
          </table:table-cell>
          <table:table-cell office:value-type="string" calcext:value-type="string">
            <text:p>B17001I_013M</text:p>
          </table:table-cell>
          <table:table-cell office:value-type="string" calcext:value-type="string">
            <text:p>B17001I_014E</text:p>
          </table:table-cell>
          <table:table-cell office:value-type="string" calcext:value-type="string">
            <text:p>B17001I_014M</text:p>
          </table:table-cell>
          <table:table-cell office:value-type="string" calcext:value-type="string">
            <text:p>B17001I_015E</text:p>
          </table:table-cell>
          <table:table-cell office:value-type="string" calcext:value-type="string">
            <text:p>B17001I_015M</text:p>
          </table:table-cell>
          <table:table-cell office:value-type="string" calcext:value-type="string">
            <text:p>B17001I_016E</text:p>
          </table:table-cell>
          <table:table-cell office:value-type="string" calcext:value-type="string">
            <text:p>B17001I_016M</text:p>
          </table:table-cell>
          <table:table-cell office:value-type="string" calcext:value-type="string">
            <text:p>B17001I_017E</text:p>
          </table:table-cell>
          <table:table-cell office:value-type="string" calcext:value-type="string">
            <text:p>B17001I_017M</text:p>
          </table:table-cell>
          <table:table-cell office:value-type="string" calcext:value-type="string">
            <text:p>B17001I_018E</text:p>
          </table:table-cell>
          <table:table-cell office:value-type="string" calcext:value-type="string">
            <text:p>B17001I_018M</text:p>
          </table:table-cell>
          <table:table-cell office:value-type="string" calcext:value-type="string">
            <text:p>B17001I_019E</text:p>
          </table:table-cell>
          <table:table-cell office:value-type="string" calcext:value-type="string">
            <text:p>B17001I_019M</text:p>
          </table:table-cell>
          <table:table-cell office:value-type="string" calcext:value-type="string">
            <text:p>B17001I_020E</text:p>
          </table:table-cell>
          <table:table-cell office:value-type="string" calcext:value-type="string">
            <text:p>B17001I_020M</text:p>
          </table:table-cell>
          <table:table-cell office:value-type="string" calcext:value-type="string">
            <text:p>B17001I_021E</text:p>
          </table:table-cell>
          <table:table-cell office:value-type="string" calcext:value-type="string">
            <text:p>B17001I_021M</text:p>
          </table:table-cell>
          <table:table-cell office:value-type="string" calcext:value-type="string">
            <text:p>B17001I_022E</text:p>
          </table:table-cell>
          <table:table-cell office:value-type="string" calcext:value-type="string">
            <text:p>B17001I_022M</text:p>
          </table:table-cell>
          <table:table-cell office:value-type="string" calcext:value-type="string">
            <text:p>B17001I_023E</text:p>
          </table:table-cell>
          <table:table-cell office:value-type="string" calcext:value-type="string">
            <text:p>B17001I_023M</text:p>
          </table:table-cell>
          <table:table-cell office:value-type="string" calcext:value-type="string">
            <text:p>B17001I_024E</text:p>
          </table:table-cell>
          <table:table-cell office:value-type="string" calcext:value-type="string">
            <text:p>B17001I_024M</text:p>
          </table:table-cell>
          <table:table-cell office:value-type="string" calcext:value-type="string">
            <text:p>B17001I_025E</text:p>
          </table:table-cell>
          <table:table-cell office:value-type="string" calcext:value-type="string">
            <text:p>B17001I_025M</text:p>
          </table:table-cell>
          <table:table-cell office:value-type="string" calcext:value-type="string">
            <text:p>B17001I_026E</text:p>
          </table:table-cell>
          <table:table-cell office:value-type="string" calcext:value-type="string">
            <text:p>B17001I_026M</text:p>
          </table:table-cell>
          <table:table-cell office:value-type="string" calcext:value-type="string">
            <text:p>B17001I_027E</text:p>
          </table:table-cell>
          <table:table-cell office:value-type="string" calcext:value-type="string">
            <text:p>B17001I_027M</text:p>
          </table:table-cell>
          <table:table-cell office:value-type="string" calcext:value-type="string">
            <text:p>B17001I_028E</text:p>
          </table:table-cell>
          <table:table-cell office:value-type="string" calcext:value-type="string">
            <text:p>B17001I_028M</text:p>
          </table:table-cell>
          <table:table-cell office:value-type="string" calcext:value-type="string">
            <text:p>B17001I_029E</text:p>
          </table:table-cell>
          <table:table-cell office:value-type="string" calcext:value-type="string">
            <text:p>B17001I_029M</text:p>
          </table:table-cell>
          <table:table-cell office:value-type="string" calcext:value-type="string">
            <text:p>B17001I_030E</text:p>
          </table:table-cell>
          <table:table-cell office:value-type="string" calcext:value-type="string">
            <text:p>B17001I_030M</text:p>
          </table:table-cell>
          <table:table-cell office:value-type="string" calcext:value-type="string">
            <text:p>B17001I_031E</text:p>
          </table:table-cell>
          <table:table-cell office:value-type="string" calcext:value-type="string">
            <text:p>B17001I_031M</text:p>
          </table:table-cell>
          <table:table-cell office:value-type="string" calcext:value-type="string">
            <text:p>B17001I_032E</text:p>
          </table:table-cell>
          <table:table-cell office:value-type="string" calcext:value-type="string">
            <text:p>B17001I_032M</text:p>
          </table:table-cell>
          <table:table-cell office:value-type="string" calcext:value-type="string">
            <text:p>B17001I_033E</text:p>
          </table:table-cell>
          <table:table-cell office:value-type="string" calcext:value-type="string">
            <text:p>B17001I_033M</text:p>
          </table:table-cell>
          <table:table-cell office:value-type="string" calcext:value-type="string">
            <text:p>B17001I_034E</text:p>
          </table:table-cell>
          <table:table-cell office:value-type="string" calcext:value-type="string">
            <text:p>B17001I_034M</text:p>
          </table:table-cell>
          <table:table-cell office:value-type="string" calcext:value-type="string">
            <text:p>B17001I_035E</text:p>
          </table:table-cell>
          <table:table-cell office:value-type="string" calcext:value-type="string">
            <text:p>B17001I_035M</text:p>
          </table:table-cell>
          <table:table-cell office:value-type="string" calcext:value-type="string">
            <text:p>B17001I_036E</text:p>
          </table:table-cell>
          <table:table-cell office:value-type="string" calcext:value-type="string">
            <text:p>B17001I_036M</text:p>
          </table:table-cell>
          <table:table-cell office:value-type="string" calcext:value-type="string">
            <text:p>B17001I_037E</text:p>
          </table:table-cell>
          <table:table-cell office:value-type="string" calcext:value-type="string">
            <text:p>B17001I_037M</text:p>
          </table:table-cell>
          <table:table-cell office:value-type="string" calcext:value-type="string">
            <text:p>B17001I_038E</text:p>
          </table:table-cell>
          <table:table-cell office:value-type="string" calcext:value-type="string">
            <text:p>B17001I_038M</text:p>
          </table:table-cell>
          <table:table-cell office:value-type="string" calcext:value-type="string">
            <text:p>B17001I_039E</text:p>
          </table:table-cell>
          <table:table-cell office:value-type="string" calcext:value-type="string">
            <text:p>B17001I_039M</text:p>
          </table:table-cell>
          <table:table-cell office:value-type="string" calcext:value-type="string">
            <text:p>B17001I_040E</text:p>
          </table:table-cell>
          <table:table-cell office:value-type="string" calcext:value-type="string">
            <text:p>B17001I_040M</text:p>
          </table:table-cell>
          <table:table-cell office:value-type="string" calcext:value-type="string">
            <text:p>B17001I_041E</text:p>
          </table:table-cell>
          <table:table-cell office:value-type="string" calcext:value-type="string">
            <text:p>B17001I_041M</text:p>
          </table:table-cell>
          <table:table-cell office:value-type="string" calcext:value-type="string">
            <text:p>B17001I_042E</text:p>
          </table:table-cell>
          <table:table-cell office:value-type="string" calcext:value-type="string">
            <text:p>B17001I_042M</text:p>
          </table:table-cell>
          <table:table-cell office:value-type="string" calcext:value-type="string">
            <text:p>B17001I_043E</text:p>
          </table:table-cell>
          <table:table-cell office:value-type="string" calcext:value-type="string">
            <text:p>B17001I_043M</text:p>
          </table:table-cell>
          <table:table-cell office:value-type="string" calcext:value-type="string">
            <text:p>B17001I_044E</text:p>
          </table:table-cell>
          <table:table-cell office:value-type="string" calcext:value-type="string">
            <text:p>B17001I_044M</text:p>
          </table:table-cell>
          <table:table-cell office:value-type="string" calcext:value-type="string">
            <text:p>B17001I_045E</text:p>
          </table:table-cell>
          <table:table-cell office:value-type="string" calcext:value-type="string">
            <text:p>B17001I_045M</text:p>
          </table:table-cell>
          <table:table-cell office:value-type="string" calcext:value-type="string">
            <text:p>B17001I_046E</text:p>
          </table:table-cell>
          <table:table-cell office:value-type="string" calcext:value-type="string">
            <text:p>B17001I_046M</text:p>
          </table:table-cell>
          <table:table-cell office:value-type="string" calcext:value-type="string">
            <text:p>B17001I_047E</text:p>
          </table:table-cell>
          <table:table-cell office:value-type="string" calcext:value-type="string">
            <text:p>B17001I_047M</text:p>
          </table:table-cell>
          <table:table-cell office:value-type="string" calcext:value-type="string">
            <text:p>B17001I_048E</text:p>
          </table:table-cell>
          <table:table-cell office:value-type="string" calcext:value-type="string">
            <text:p>B17001I_048M</text:p>
          </table:table-cell>
          <table:table-cell office:value-type="string" calcext:value-type="string">
            <text:p>B17001I_049E</text:p>
          </table:table-cell>
          <table:table-cell office:value-type="string" calcext:value-type="string">
            <text:p>B17001I_049M</text:p>
          </table:table-cell>
          <table:table-cell office:value-type="string" calcext:value-type="string">
            <text:p>B17001I_050E</text:p>
          </table:table-cell>
          <table:table-cell office:value-type="string" calcext:value-type="string">
            <text:p>B17001I_050M</text:p>
          </table:table-cell>
          <table:table-cell office:value-type="string" calcext:value-type="string">
            <text:p>B17001I_051E</text:p>
          </table:table-cell>
          <table:table-cell office:value-type="string" calcext:value-type="string">
            <text:p>B17001I_051M</text:p>
          </table:table-cell>
          <table:table-cell office:value-type="string" calcext:value-type="string">
            <text:p>B17001I_052E</text:p>
          </table:table-cell>
          <table:table-cell office:value-type="string" calcext:value-type="string">
            <text:p>B17001I_052M</text:p>
          </table:table-cell>
          <table:table-cell office:value-type="string" calcext:value-type="string">
            <text:p>B17001I_053E</text:p>
          </table:table-cell>
          <table:table-cell office:value-type="string" calcext:value-type="string">
            <text:p>B17001I_053M</text:p>
          </table:table-cell>
          <table:table-cell office:value-type="string" calcext:value-type="string">
            <text:p>B17001I_054E</text:p>
          </table:table-cell>
          <table:table-cell office:value-type="string" calcext:value-type="string">
            <text:p>B17001I_054M</text:p>
          </table:table-cell>
          <table:table-cell office:value-type="string" calcext:value-type="string">
            <text:p>B17001I_055E</text:p>
          </table:table-cell>
          <table:table-cell office:value-type="string" calcext:value-type="string">
            <text:p>B17001I_055M</text:p>
          </table:table-cell>
          <table:table-cell office:value-type="string" calcext:value-type="string">
            <text:p>B17001I_056E</text:p>
          </table:table-cell>
          <table:table-cell office:value-type="string" calcext:value-type="string">
            <text:p>B17001I_056M</text:p>
          </table:table-cell>
          <table:table-cell office:value-type="string" calcext:value-type="string">
            <text:p>B17001I_057E</text:p>
          </table:table-cell>
          <table:table-cell office:value-type="string" calcext:value-type="string">
            <text:p>B17001I_057M</text:p>
          </table:table-cell>
          <table:table-cell office:value-type="string" calcext:value-type="string">
            <text:p>B17001I_058E</text:p>
          </table:table-cell>
          <table:table-cell office:value-type="string" calcext:value-type="string">
            <text:p>B17001I_058M</text:p>
          </table:table-cell>
          <table:table-cell office:value-type="string" calcext:value-type="string">
            <text:p>B17001I_059E</text:p>
          </table:table-cell>
          <table:table-cell office:value-type="string" calcext:value-type="string">
            <text:p>B17001I_059M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ographic Area Name</text:p>
          </table:table-cell>
          <table:table-cell office:value-type="string" calcext:value-type="string">
            <text:p>Estimate!!Total:</text:p>
          </table:table-cell>
          <table:table-cell office:value-type="string" calcext:value-type="string">
            <text:p>Margin of Error!!Total:</text:p>
          </table:table-cell>
          <table:table-cell office:value-type="string" calcext:value-type="string">
            <text:p>Estimate!!Total:!!Income in the past 12 months below poverty level:</text:p>
          </table:table-cell>
          <table:table-cell office:value-type="string" calcext:value-type="string">
            <text:p>Margin of Error!!Total:!!Income in the past 12 months below poverty level:</text:p>
          </table:table-cell>
          <table:table-cell office:value-type="string" calcext:value-type="string">
            <text:p>Estimate!!Total:!!Income in the past 12 months below poverty level:!!Male:</text:p>
          </table:table-cell>
          <table:table-cell office:value-type="string" calcext:value-type="string">
            <text:p>Margin of Error!!Total:!!Income in the past 12 months below poverty level:!!Male:</text:p>
          </table:table-cell>
          <table:table-cell office:value-type="string" calcext:value-type="string">
            <text:p>Estimate!!Total:!!Income in the past 12 months below poverty level:!!Male:!!Under 5 years</text:p>
          </table:table-cell>
          <table:table-cell office:value-type="string" calcext:value-type="string">
            <text:p>Margin of Error!!Total:!!Income in the past 12 months below poverty level:!!Male:!!Under 5 years</text:p>
          </table:table-cell>
          <table:table-cell office:value-type="string" calcext:value-type="string">
            <text:p>Estimate!!Total:!!Income in the past 12 months below poverty level:!!Male:!!5 years</text:p>
          </table:table-cell>
          <table:table-cell office:value-type="string" calcext:value-type="string">
            <text:p>Margin of Error!!Total:!!Income in the past 12 months below poverty level:!!Male:!!5 years</text:p>
          </table:table-cell>
          <table:table-cell office:value-type="string" calcext:value-type="string">
            <text:p>Estimate!!Total:!!Income in the past 12 months below poverty level:!!Male:!!6 to 11 years</text:p>
          </table:table-cell>
          <table:table-cell office:value-type="string" calcext:value-type="string">
            <text:p>Margin of Error!!Total:!!Income in the past 12 months below poverty level:!!Male:!!6 to 11 years</text:p>
          </table:table-cell>
          <table:table-cell office:value-type="string" calcext:value-type="string">
            <text:p>Estimate!!Total:!!Income in the past 12 months below poverty level:!!Male:!!12 to 14 years</text:p>
          </table:table-cell>
          <table:table-cell office:value-type="string" calcext:value-type="string">
            <text:p>Margin of Error!!Total:!!Income in the past 12 months below poverty level:!!Male:!!12 to 14 years</text:p>
          </table:table-cell>
          <table:table-cell office:value-type="string" calcext:value-type="string">
            <text:p>Estimate!!Total:!!Income in the past 12 months below poverty level:!!Male:!!15 years</text:p>
          </table:table-cell>
          <table:table-cell office:value-type="string" calcext:value-type="string">
            <text:p>Margin of Error!!Total:!!Income in the past 12 months below poverty level:!!Male:!!15 years</text:p>
          </table:table-cell>
          <table:table-cell office:value-type="string" calcext:value-type="string">
            <text:p>Estimate!!Total:!!Income in the past 12 months below poverty level:!!Male:!!16 and 17 years</text:p>
          </table:table-cell>
          <table:table-cell office:value-type="string" calcext:value-type="string">
            <text:p>Margin of Error!!Total:!!Income in the past 12 months below poverty level:!!Male:!!16 and 17 years</text:p>
          </table:table-cell>
          <table:table-cell office:value-type="string" calcext:value-type="string">
            <text:p>Estimate!!Total:!!Income in the past 12 months below poverty level:!!Male:!!18 to 24 years</text:p>
          </table:table-cell>
          <table:table-cell office:value-type="string" calcext:value-type="string">
            <text:p>Margin of Error!!Total:!!Income in the past 12 months below poverty level:!!Male:!!18 to 24 years</text:p>
          </table:table-cell>
          <table:table-cell office:value-type="string" calcext:value-type="string">
            <text:p>Estimate!!Total:!!Income in the past 12 months below poverty level:!!Male:!!25 to 34 years</text:p>
          </table:table-cell>
          <table:table-cell office:value-type="string" calcext:value-type="string">
            <text:p>Margin of Error!!Total:!!Income in the past 12 months below poverty level:!!Male:!!25 to 34 years</text:p>
          </table:table-cell>
          <table:table-cell office:value-type="string" calcext:value-type="string">
            <text:p>Estimate!!Total:!!Income in the past 12 months below poverty level:!!Male:!!35 to 44 years</text:p>
          </table:table-cell>
          <table:table-cell office:value-type="string" calcext:value-type="string">
            <text:p>Margin of Error!!Total:!!Income in the past 12 months below poverty level:!!Male:!!35 to 44 years</text:p>
          </table:table-cell>
          <table:table-cell office:value-type="string" calcext:value-type="string">
            <text:p>Estimate!!Total:!!Income in the past 12 months below poverty level:!!Male:!!45 to 54 years</text:p>
          </table:table-cell>
          <table:table-cell office:value-type="string" calcext:value-type="string">
            <text:p>Margin of Error!!Total:!!Income in the past 12 months below poverty level:!!Male:!!45 to 54 years</text:p>
          </table:table-cell>
          <table:table-cell office:value-type="string" calcext:value-type="string">
            <text:p>Estimate!!Total:!!Income in the past 12 months below poverty level:!!Male:!!55 to 64 years</text:p>
          </table:table-cell>
          <table:table-cell office:value-type="string" calcext:value-type="string">
            <text:p>Margin of Error!!Total:!!Income in the past 12 months below poverty level:!!Male:!!55 to 64 years</text:p>
          </table:table-cell>
          <table:table-cell office:value-type="string" calcext:value-type="string">
            <text:p>Estimate!!Total:!!Income in the past 12 months below poverty level:!!Male:!!65 to 74 years</text:p>
          </table:table-cell>
          <table:table-cell office:value-type="string" calcext:value-type="string">
            <text:p>Margin of Error!!Total:!!Income in the past 12 months below poverty level:!!Male:!!65 to 74 years</text:p>
          </table:table-cell>
          <table:table-cell office:value-type="string" calcext:value-type="string">
            <text:p>Estimate!!Total:!!Income in the past 12 months below poverty level:!!Male:!!75 years and over</text:p>
          </table:table-cell>
          <table:table-cell office:value-type="string" calcext:value-type="string">
            <text:p>Margin of Error!!Total:!!Income in the past 12 months below poverty level:!!Male:!!75 years and over</text:p>
          </table:table-cell>
          <table:table-cell office:value-type="string" calcext:value-type="string">
            <text:p>Estimate!!Total:!!Income in the past 12 months below poverty level:!!Female:</text:p>
          </table:table-cell>
          <table:table-cell office:value-type="string" calcext:value-type="string">
            <text:p>Margin of Error!!Total:!!Income in the past 12 months below poverty level:!!Female:</text:p>
          </table:table-cell>
          <table:table-cell office:value-type="string" calcext:value-type="string">
            <text:p>Estimate!!Total:!!Income in the past 12 months below poverty level:!!Female:!!Under 5 years</text:p>
          </table:table-cell>
          <table:table-cell office:value-type="string" calcext:value-type="string">
            <text:p>Margin of Error!!Total:!!Income in the past 12 months below poverty level:!!Female:!!Under 5 years</text:p>
          </table:table-cell>
          <table:table-cell office:value-type="string" calcext:value-type="string">
            <text:p>Estimate!!Total:!!Income in the past 12 months below poverty level:!!Female:!!5 years</text:p>
          </table:table-cell>
          <table:table-cell office:value-type="string" calcext:value-type="string">
            <text:p>Margin of Error!!Total:!!Income in the past 12 months below poverty level:!!Female:!!5 years</text:p>
          </table:table-cell>
          <table:table-cell office:value-type="string" calcext:value-type="string">
            <text:p>Estimate!!Total:!!Income in the past 12 months below poverty level:!!Female:!!6 to 11 years</text:p>
          </table:table-cell>
          <table:table-cell office:value-type="string" calcext:value-type="string">
            <text:p>Margin of Error!!Total:!!Income in the past 12 months below poverty level:!!Female:!!6 to 11 years</text:p>
          </table:table-cell>
          <table:table-cell office:value-type="string" calcext:value-type="string">
            <text:p>Estimate!!Total:!!Income in the past 12 months below poverty level:!!Female:!!12 to 14 years</text:p>
          </table:table-cell>
          <table:table-cell office:value-type="string" calcext:value-type="string">
            <text:p>Margin of Error!!Total:!!Income in the past 12 months below poverty level:!!Female:!!12 to 14 years</text:p>
          </table:table-cell>
          <table:table-cell office:value-type="string" calcext:value-type="string">
            <text:p>Estimate!!Total:!!Income in the past 12 months below poverty level:!!Female:!!15 years</text:p>
          </table:table-cell>
          <table:table-cell office:value-type="string" calcext:value-type="string">
            <text:p>Margin of Error!!Total:!!Income in the past 12 months below poverty level:!!Female:!!15 years</text:p>
          </table:table-cell>
          <table:table-cell office:value-type="string" calcext:value-type="string">
            <text:p>Estimate!!Total:!!Income in the past 12 months below poverty level:!!Female:!!16 and 17 years</text:p>
          </table:table-cell>
          <table:table-cell office:value-type="string" calcext:value-type="string">
            <text:p>Margin of Error!!Total:!!Income in the past 12 months below poverty level:!!Female:!!16 and 17 years</text:p>
          </table:table-cell>
          <table:table-cell office:value-type="string" calcext:value-type="string">
            <text:p>Estimate!!Total:!!Income in the past 12 months below poverty level:!!Female:!!18 to 24 years</text:p>
          </table:table-cell>
          <table:table-cell office:value-type="string" calcext:value-type="string">
            <text:p>Margin of Error!!Total:!!Income in the past 12 months below poverty level:!!Female:!!18 to 24 years</text:p>
          </table:table-cell>
          <table:table-cell office:value-type="string" calcext:value-type="string">
            <text:p>Estimate!!Total:!!Income in the past 12 months below poverty level:!!Female:!!25 to 34 years</text:p>
          </table:table-cell>
          <table:table-cell office:value-type="string" calcext:value-type="string">
            <text:p>Margin of Error!!Total:!!Income in the past 12 months below poverty level:!!Female:!!25 to 34 years</text:p>
          </table:table-cell>
          <table:table-cell office:value-type="string" calcext:value-type="string">
            <text:p>Estimate!!Total:!!Income in the past 12 months below poverty level:!!Female:!!35 to 44 years</text:p>
          </table:table-cell>
          <table:table-cell office:value-type="string" calcext:value-type="string">
            <text:p>Margin of Error!!Total:!!Income in the past 12 months below poverty level:!!Female:!!35 to 44 years</text:p>
          </table:table-cell>
          <table:table-cell office:value-type="string" calcext:value-type="string">
            <text:p>Estimate!!Total:!!Income in the past 12 months below poverty level:!!Female:!!45 to 54 years</text:p>
          </table:table-cell>
          <table:table-cell office:value-type="string" calcext:value-type="string">
            <text:p>Margin of Error!!Total:!!Income in the past 12 months below poverty level:!!Female:!!45 to 54 years</text:p>
          </table:table-cell>
          <table:table-cell office:value-type="string" calcext:value-type="string">
            <text:p>Estimate!!Total:!!Income in the past 12 months below poverty level:!!Female:!!55 to 64 years</text:p>
          </table:table-cell>
          <table:table-cell office:value-type="string" calcext:value-type="string">
            <text:p>Margin of Error!!Total:!!Income in the past 12 months below poverty level:!!Female:!!55 to 64 years</text:p>
          </table:table-cell>
          <table:table-cell office:value-type="string" calcext:value-type="string">
            <text:p>Estimate!!Total:!!Income in the past 12 months below poverty level:!!Female:!!65 to 74 years</text:p>
          </table:table-cell>
          <table:table-cell office:value-type="string" calcext:value-type="string">
            <text:p>Margin of Error!!Total:!!Income in the past 12 months below poverty level:!!Female:!!65 to 74 years</text:p>
          </table:table-cell>
          <table:table-cell office:value-type="string" calcext:value-type="string">
            <text:p>Estimate!!Total:!!Income in the past 12 months below poverty level:!!Female:!!75 years and over</text:p>
          </table:table-cell>
          <table:table-cell office:value-type="string" calcext:value-type="string">
            <text:p>Margin of Error!!Total:!!Income in the past 12 months below poverty level:!!Female:!!75 years and over</text:p>
          </table:table-cell>
          <table:table-cell office:value-type="string" calcext:value-type="string">
            <text:p>Estimate!!Total:!!Income in the past 12 months at or above poverty level:</text:p>
          </table:table-cell>
          <table:table-cell office:value-type="string" calcext:value-type="string">
            <text:p>Margin of Error!!Total:!!Income in the past 12 months at or above poverty level:</text:p>
          </table:table-cell>
          <table:table-cell office:value-type="string" calcext:value-type="string">
            <text:p>Estimate!!Total:!!Income in the past 12 months at or above poverty level:!!Male:</text:p>
          </table:table-cell>
          <table:table-cell office:value-type="string" calcext:value-type="string">
            <text:p>Margin of Error!!Total:!!Income in the past 12 months at or above poverty level:!!Male:</text:p>
          </table:table-cell>
          <table:table-cell office:value-type="string" calcext:value-type="string">
            <text:p>Estimate!!Total:!!Income in the past 12 months at or above poverty level:!!Male:!!Under 5 years</text:p>
          </table:table-cell>
          <table:table-cell office:value-type="string" calcext:value-type="string">
            <text:p>Margin of Error!!Total:!!Income in the past 12 months at or above poverty level:!!Male:!!Under 5 years</text:p>
          </table:table-cell>
          <table:table-cell office:value-type="string" calcext:value-type="string">
            <text:p>Estimate!!Total:!!Income in the past 12 months at or above poverty level:!!Male:!!5 years</text:p>
          </table:table-cell>
          <table:table-cell office:value-type="string" calcext:value-type="string">
            <text:p>Margin of Error!!Total:!!Income in the past 12 months at or above poverty level:!!Male:!!5 years</text:p>
          </table:table-cell>
          <table:table-cell office:value-type="string" calcext:value-type="string">
            <text:p>Estimate!!Total:!!Income in the past 12 months at or above poverty level:!!Male:!!6 to 11 years</text:p>
          </table:table-cell>
          <table:table-cell office:value-type="string" calcext:value-type="string">
            <text:p>Margin of Error!!Total:!!Income in the past 12 months at or above poverty level:!!Male:!!6 to 11 years</text:p>
          </table:table-cell>
          <table:table-cell office:value-type="string" calcext:value-type="string">
            <text:p>Estimate!!Total:!!Income in the past 12 months at or above poverty level:!!Male:!!12 to 14 years</text:p>
          </table:table-cell>
          <table:table-cell office:value-type="string" calcext:value-type="string">
            <text:p>Margin of Error!!Total:!!Income in the past 12 months at or above poverty level:!!Male:!!12 to 14 years</text:p>
          </table:table-cell>
          <table:table-cell office:value-type="string" calcext:value-type="string">
            <text:p>Estimate!!Total:!!Income in the past 12 months at or above poverty level:!!Male:!!15 years</text:p>
          </table:table-cell>
          <table:table-cell office:value-type="string" calcext:value-type="string">
            <text:p>Margin of Error!!Total:!!Income in the past 12 months at or above poverty level:!!Male:!!15 years</text:p>
          </table:table-cell>
          <table:table-cell office:value-type="string" calcext:value-type="string">
            <text:p>Estimate!!Total:!!Income in the past 12 months at or above poverty level:!!Male:!!16 and 17 years</text:p>
          </table:table-cell>
          <table:table-cell office:value-type="string" calcext:value-type="string">
            <text:p>Margin of Error!!Total:!!Income in the past 12 months at or above poverty level:!!Male:!!16 and 17 years</text:p>
          </table:table-cell>
          <table:table-cell office:value-type="string" calcext:value-type="string">
            <text:p>Estimate!!Total:!!Income in the past 12 months at or above poverty level:!!Male:!!18 to 24 years</text:p>
          </table:table-cell>
          <table:table-cell office:value-type="string" calcext:value-type="string">
            <text:p>Margin of Error!!Total:!!Income in the past 12 months at or above poverty level:!!Male:!!18 to 24 years</text:p>
          </table:table-cell>
          <table:table-cell office:value-type="string" calcext:value-type="string">
            <text:p>Estimate!!Total:!!Income in the past 12 months at or above poverty level:!!Male:!!25 to 34 years</text:p>
          </table:table-cell>
          <table:table-cell office:value-type="string" calcext:value-type="string">
            <text:p>Margin of Error!!Total:!!Income in the past 12 months at or above poverty level:!!Male:!!25 to 34 years</text:p>
          </table:table-cell>
          <table:table-cell office:value-type="string" calcext:value-type="string">
            <text:p>Estimate!!Total:!!Income in the past 12 months at or above poverty level:!!Male:!!35 to 44 years</text:p>
          </table:table-cell>
          <table:table-cell office:value-type="string" calcext:value-type="string">
            <text:p>Margin of Error!!Total:!!Income in the past 12 months at or above poverty level:!!Male:!!35 to 44 years</text:p>
          </table:table-cell>
          <table:table-cell office:value-type="string" calcext:value-type="string">
            <text:p>Estimate!!Total:!!Income in the past 12 months at or above poverty level:!!Male:!!45 to 54 years</text:p>
          </table:table-cell>
          <table:table-cell office:value-type="string" calcext:value-type="string">
            <text:p>Margin of Error!!Total:!!Income in the past 12 months at or above poverty level:!!Male:!!45 to 54 years</text:p>
          </table:table-cell>
          <table:table-cell office:value-type="string" calcext:value-type="string">
            <text:p>Estimate!!Total:!!Income in the past 12 months at or above poverty level:!!Male:!!55 to 64 years</text:p>
          </table:table-cell>
          <table:table-cell office:value-type="string" calcext:value-type="string">
            <text:p>Margin of Error!!Total:!!Income in the past 12 months at or above poverty level:!!Male:!!55 to 64 years</text:p>
          </table:table-cell>
          <table:table-cell office:value-type="string" calcext:value-type="string">
            <text:p>Estimate!!Total:!!Income in the past 12 months at or above poverty level:!!Male:!!65 to 74 years</text:p>
          </table:table-cell>
          <table:table-cell office:value-type="string" calcext:value-type="string">
            <text:p>Margin of Error!!Total:!!Income in the past 12 months at or above poverty level:!!Male:!!65 to 74 years</text:p>
          </table:table-cell>
          <table:table-cell office:value-type="string" calcext:value-type="string">
            <text:p>Estimate!!Total:!!Income in the past 12 months at or above poverty level:!!Male:!!75 years and over</text:p>
          </table:table-cell>
          <table:table-cell office:value-type="string" calcext:value-type="string">
            <text:p>Margin of Error!!Total:!!Income in the past 12 months at or above poverty level:!!Male:!!75 years and over</text:p>
          </table:table-cell>
          <table:table-cell office:value-type="string" calcext:value-type="string">
            <text:p>Estimate!!Total:!!Income in the past 12 months at or above poverty level:!!Female:</text:p>
          </table:table-cell>
          <table:table-cell office:value-type="string" calcext:value-type="string">
            <text:p>Margin of Error!!Total:!!Income in the past 12 months at or above poverty level:!!Female:</text:p>
          </table:table-cell>
          <table:table-cell office:value-type="string" calcext:value-type="string">
            <text:p>Estimate!!Total:!!Income in the past 12 months at or above poverty level:!!Female:!!Under 5 years</text:p>
          </table:table-cell>
          <table:table-cell office:value-type="string" calcext:value-type="string">
            <text:p>Margin of Error!!Total:!!Income in the past 12 months at or above poverty level:!!Female:!!Under 5 years</text:p>
          </table:table-cell>
          <table:table-cell office:value-type="string" calcext:value-type="string">
            <text:p>Estimate!!Total:!!Income in the past 12 months at or above poverty level:!!Female:!!5 years</text:p>
          </table:table-cell>
          <table:table-cell office:value-type="string" calcext:value-type="string">
            <text:p>Margin of Error!!Total:!!Income in the past 12 months at or above poverty level:!!Female:!!5 years</text:p>
          </table:table-cell>
          <table:table-cell office:value-type="string" calcext:value-type="string">
            <text:p>Estimate!!Total:!!Income in the past 12 months at or above poverty level:!!Female:!!6 to 11 years</text:p>
          </table:table-cell>
          <table:table-cell office:value-type="string" calcext:value-type="string">
            <text:p>Margin of Error!!Total:!!Income in the past 12 months at or above poverty level:!!Female:!!6 to 11 years</text:p>
          </table:table-cell>
          <table:table-cell office:value-type="string" calcext:value-type="string">
            <text:p>Estimate!!Total:!!Income in the past 12 months at or above poverty level:!!Female:!!12 to 14 years</text:p>
          </table:table-cell>
          <table:table-cell office:value-type="string" calcext:value-type="string">
            <text:p>Margin of Error!!Total:!!Income in the past 12 months at or above poverty level:!!Female:!!12 to 14 years</text:p>
          </table:table-cell>
          <table:table-cell office:value-type="string" calcext:value-type="string">
            <text:p>Estimate!!Total:!!Income in the past 12 months at or above poverty level:!!Female:!!15 years</text:p>
          </table:table-cell>
          <table:table-cell office:value-type="string" calcext:value-type="string">
            <text:p>Margin of Error!!Total:!!Income in the past 12 months at or above poverty level:!!Female:!!15 years</text:p>
          </table:table-cell>
          <table:table-cell office:value-type="string" calcext:value-type="string">
            <text:p>Estimate!!Total:!!Income in the past 12 months at or above poverty level:!!Female:!!16 and 17 years</text:p>
          </table:table-cell>
          <table:table-cell office:value-type="string" calcext:value-type="string">
            <text:p>Margin of Error!!Total:!!Income in the past 12 months at or above poverty level:!!Female:!!16 and 17 years</text:p>
          </table:table-cell>
          <table:table-cell office:value-type="string" calcext:value-type="string">
            <text:p>Estimate!!Total:!!Income in the past 12 months at or above poverty level:!!Female:!!18 to 24 years</text:p>
          </table:table-cell>
          <table:table-cell office:value-type="string" calcext:value-type="string">
            <text:p>Margin of Error!!Total:!!Income in the past 12 months at or above poverty level:!!Female:!!18 to 24 years</text:p>
          </table:table-cell>
          <table:table-cell office:value-type="string" calcext:value-type="string">
            <text:p>Estimate!!Total:!!Income in the past 12 months at or above poverty level:!!Female:!!25 to 34 years</text:p>
          </table:table-cell>
          <table:table-cell office:value-type="string" calcext:value-type="string">
            <text:p>Margin of Error!!Total:!!Income in the past 12 months at or above poverty level:!!Female:!!25 to 34 years</text:p>
          </table:table-cell>
          <table:table-cell office:value-type="string" calcext:value-type="string">
            <text:p>Estimate!!Total:!!Income in the past 12 months at or above poverty level:!!Female:!!35 to 44 years</text:p>
          </table:table-cell>
          <table:table-cell office:value-type="string" calcext:value-type="string">
            <text:p>Margin of Error!!Total:!!Income in the past 12 months at or above poverty level:!!Female:!!35 to 44 years</text:p>
          </table:table-cell>
          <table:table-cell office:value-type="string" calcext:value-type="string">
            <text:p>Estimate!!Total:!!Income in the past 12 months at or above poverty level:!!Female:!!45 to 54 years</text:p>
          </table:table-cell>
          <table:table-cell office:value-type="string" calcext:value-type="string">
            <text:p>Margin of Error!!Total:!!Income in the past 12 months at or above poverty level:!!Female:!!45 to 54 years</text:p>
          </table:table-cell>
          <table:table-cell office:value-type="string" calcext:value-type="string">
            <text:p>Estimate!!Total:!!Income in the past 12 months at or above poverty level:!!Female:!!55 to 64 years</text:p>
          </table:table-cell>
          <table:table-cell office:value-type="string" calcext:value-type="string">
            <text:p>Margin of Error!!Total:!!Income in the past 12 months at or above poverty level:!!Female:!!55 to 64 years</text:p>
          </table:table-cell>
          <table:table-cell office:value-type="string" calcext:value-type="string">
            <text:p>Estimate!!Total:!!Income in the past 12 months at or above poverty level:!!Female:!!65 to 74 years</text:p>
          </table:table-cell>
          <table:table-cell office:value-type="string" calcext:value-type="string">
            <text:p>Margin of Error!!Total:!!Income in the past 12 months at or above poverty level:!!Female:!!65 to 74 years</text:p>
          </table:table-cell>
          <table:table-cell office:value-type="string" calcext:value-type="string">
            <text:p>Estimate!!Total:!!Income in the past 12 months at or above poverty level:!!Female:!!75 years and over</text:p>
          </table:table-cell>
          <table:table-cell office:value-type="string" calcext:value-type="string">
            <text:p>Margin of Error!!Total:!!Income in the past 12 months at or above poverty level:!!Female:!!75 years and over</text:p>
          </table:table-cell>
        </table:table-row>
        <table:table-row table:style-name="ro1">
          <table:table-cell office:value-type="string" calcext:value-type="string">
            <text:p>0100000US</text:p>
          </table:table-cell>
          <table:table-cell office:value-type="string" calcext:value-type="string">
            <text:p>United States</text:p>
          </table:table-cell>
          <table:table-cell office:value-type="float" office:value="59226212" calcext:value-type="float">
            <text:p>59226212</text:p>
          </table:table-cell>
          <table:table-cell office:value-type="float" office:value="22870" calcext:value-type="float">
            <text:p>22870</text:p>
          </table:table-cell>
          <table:table-cell office:value-type="float" office:value="10201081" calcext:value-type="float">
            <text:p>10201081</text:p>
          </table:table-cell>
          <table:table-cell office:value-type="float" office:value="106111" calcext:value-type="float">
            <text:p>106111</text:p>
          </table:table-cell>
          <table:table-cell office:value-type="float" office:value="4547734" calcext:value-type="float">
            <text:p>4547734</text:p>
          </table:table-cell>
          <table:table-cell office:value-type="float" office:value="59254" calcext:value-type="float">
            <text:p>59254</text:p>
          </table:table-cell>
          <table:table-cell office:value-type="float" office:value="624047" calcext:value-type="float">
            <text:p>624047</text:p>
          </table:table-cell>
          <table:table-cell office:value-type="float" office:value="18781" calcext:value-type="float">
            <text:p>18781</text:p>
          </table:table-cell>
          <table:table-cell office:value-type="float" office:value="121623" calcext:value-type="float">
            <text:p>121623</text:p>
          </table:table-cell>
          <table:table-cell office:value-type="float" office:value="7062" calcext:value-type="float">
            <text:p>7062</text:p>
          </table:table-cell>
          <table:table-cell office:value-type="float" office:value="760775" calcext:value-type="float">
            <text:p>760775</text:p>
          </table:table-cell>
          <table:table-cell office:value-type="float" office:value="17666" calcext:value-type="float">
            <text:p>17666</text:p>
          </table:table-cell>
          <table:table-cell office:value-type="float" office:value="359100" calcext:value-type="float">
            <text:p>359100</text:p>
          </table:table-cell>
          <table:table-cell office:value-type="float" office:value="13187" calcext:value-type="float">
            <text:p>13187</text:p>
          </table:table-cell>
          <table:table-cell office:value-type="float" office:value="118401" calcext:value-type="float">
            <text:p>118401</text:p>
          </table:table-cell>
          <table:table-cell office:value-type="float" office:value="6529" calcext:value-type="float">
            <text:p>6529</text:p>
          </table:table-cell>
          <table:table-cell office:value-type="float" office:value="202853" calcext:value-type="float">
            <text:p>202853</text:p>
          </table:table-cell>
          <table:table-cell office:value-type="float" office:value="9312" calcext:value-type="float">
            <text:p>9312</text:p>
          </table:table-cell>
          <table:table-cell office:value-type="float" office:value="496125" calcext:value-type="float">
            <text:p>496125</text:p>
          </table:table-cell>
          <table:table-cell office:value-type="float" office:value="14922" calcext:value-type="float">
            <text:p>14922</text:p>
          </table:table-cell>
          <table:table-cell office:value-type="float" office:value="478731" calcext:value-type="float">
            <text:p>478731</text:p>
          </table:table-cell>
          <table:table-cell office:value-type="float" office:value="12836" calcext:value-type="float">
            <text:p>12836</text:p>
          </table:table-cell>
          <table:table-cell office:value-type="float" office:value="493228" calcext:value-type="float">
            <text:p>493228</text:p>
          </table:table-cell>
          <table:table-cell office:value-type="float" office:value="14405" calcext:value-type="float">
            <text:p>14405</text:p>
          </table:table-cell>
          <table:table-cell office:value-type="float" office:value="318644" calcext:value-type="float">
            <text:p>318644</text:p>
          </table:table-cell>
          <table:table-cell office:value-type="float" office:value="12845" calcext:value-type="float">
            <text:p>12845</text:p>
          </table:table-cell>
          <table:table-cell office:value-type="float" office:value="271250" calcext:value-type="float">
            <text:p>271250</text:p>
          </table:table-cell>
          <table:table-cell office:value-type="float" office:value="9274" calcext:value-type="float">
            <text:p>9274</text:p>
          </table:table-cell>
          <table:table-cell office:value-type="float" office:value="179902" calcext:value-type="float">
            <text:p>179902</text:p>
          </table:table-cell>
          <table:table-cell office:value-type="float" office:value="7981" calcext:value-type="float">
            <text:p>7981</text:p>
          </table:table-cell>
          <table:table-cell office:value-type="float" office:value="123055" calcext:value-type="float">
            <text:p>123055</text:p>
          </table:table-cell>
          <table:table-cell office:value-type="float" office:value="6416" calcext:value-type="float">
            <text:p>6416</text:p>
          </table:table-cell>
          <table:table-cell office:value-type="float" office:value="5653347" calcext:value-type="float">
            <text:p>5653347</text:p>
          </table:table-cell>
          <table:table-cell office:value-type="float" office:value="61521" calcext:value-type="float">
            <text:p>61521</text:p>
          </table:table-cell>
          <table:table-cell office:value-type="float" office:value="607619" calcext:value-type="float">
            <text:p>607619</text:p>
          </table:table-cell>
          <table:table-cell office:value-type="float" office:value="15874" calcext:value-type="float">
            <text:p>15874</text:p>
          </table:table-cell>
          <table:table-cell office:value-type="float" office:value="113590" calcext:value-type="float">
            <text:p>113590</text:p>
          </table:table-cell>
          <table:table-cell office:value-type="float" office:value="7229" calcext:value-type="float">
            <text:p>7229</text:p>
          </table:table-cell>
          <table:table-cell office:value-type="float" office:value="709034" calcext:value-type="float">
            <text:p>709034</text:p>
          </table:table-cell>
          <table:table-cell office:value-type="float" office:value="19898" calcext:value-type="float">
            <text:p>19898</text:p>
          </table:table-cell>
          <table:table-cell office:value-type="float" office:value="366304" calcext:value-type="float">
            <text:p>366304</text:p>
          </table:table-cell>
          <table:table-cell office:value-type="float" office:value="12005" calcext:value-type="float">
            <text:p>12005</text:p>
          </table:table-cell>
          <table:table-cell office:value-type="float" office:value="106057" calcext:value-type="float">
            <text:p>106057</text:p>
          </table:table-cell>
          <table:table-cell office:value-type="float" office:value="6638" calcext:value-type="float">
            <text:p>6638</text:p>
          </table:table-cell>
          <table:table-cell office:value-type="float" office:value="198551" calcext:value-type="float">
            <text:p>198551</text:p>
          </table:table-cell>
          <table:table-cell office:value-type="float" office:value="8255" calcext:value-type="float">
            <text:p>8255</text:p>
          </table:table-cell>
          <table:table-cell office:value-type="float" office:value="612385" calcext:value-type="float">
            <text:p>612385</text:p>
          </table:table-cell>
          <table:table-cell office:value-type="float" office:value="13464" calcext:value-type="float">
            <text:p>13464</text:p>
          </table:table-cell>
          <table:table-cell office:value-type="float" office:value="839575" calcext:value-type="float">
            <text:p>839575</text:p>
          </table:table-cell>
          <table:table-cell office:value-type="float" office:value="16985" calcext:value-type="float">
            <text:p>16985</text:p>
          </table:table-cell>
          <table:table-cell office:value-type="float" office:value="774308" calcext:value-type="float">
            <text:p>774308</text:p>
          </table:table-cell>
          <table:table-cell office:value-type="float" office:value="13328" calcext:value-type="float">
            <text:p>13328</text:p>
          </table:table-cell>
          <table:table-cell office:value-type="float" office:value="447828" calcext:value-type="float">
            <text:p>447828</text:p>
          </table:table-cell>
          <table:table-cell office:value-type="float" office:value="12177" calcext:value-type="float">
            <text:p>12177</text:p>
          </table:table-cell>
          <table:table-cell office:value-type="float" office:value="374339" calcext:value-type="float">
            <text:p>374339</text:p>
          </table:table-cell>
          <table:table-cell office:value-type="float" office:value="11942" calcext:value-type="float">
            <text:p>11942</text:p>
          </table:table-cell>
          <table:table-cell office:value-type="float" office:value="272232" calcext:value-type="float">
            <text:p>272232</text:p>
          </table:table-cell>
          <table:table-cell office:value-type="float" office:value="7798" calcext:value-type="float">
            <text:p>7798</text:p>
          </table:table-cell>
          <table:table-cell office:value-type="float" office:value="231525" calcext:value-type="float">
            <text:p>231525</text:p>
          </table:table-cell>
          <table:table-cell office:value-type="float" office:value="8120" calcext:value-type="float">
            <text:p>8120</text:p>
          </table:table-cell>
          <table:table-cell office:value-type="float" office:value="49025131" calcext:value-type="float">
            <text:p>49025131</text:p>
          </table:table-cell>
          <table:table-cell office:value-type="float" office:value="108743" calcext:value-type="float">
            <text:p>108743</text:p>
          </table:table-cell>
          <table:table-cell office:value-type="float" office:value="25101038" calcext:value-type="float">
            <text:p>25101038</text:p>
          </table:table-cell>
          <table:table-cell office:value-type="float" office:value="65998" calcext:value-type="float">
            <text:p>65998</text:p>
          </table:table-cell>
          <table:table-cell office:value-type="float" office:value="1889384" calcext:value-type="float">
            <text:p>1889384</text:p>
          </table:table-cell>
          <table:table-cell office:value-type="float" office:value="20774" calcext:value-type="float">
            <text:p>20774</text:p>
          </table:table-cell>
          <table:table-cell office:value-type="float" office:value="369001" calcext:value-type="float">
            <text:p>369001</text:p>
          </table:table-cell>
          <table:table-cell office:value-type="float" office:value="12307" calcext:value-type="float">
            <text:p>12307</text:p>
          </table:table-cell>
          <table:table-cell office:value-type="float" office:value="2374079" calcext:value-type="float">
            <text:p>2374079</text:p>
          </table:table-cell>
          <table:table-cell office:value-type="float" office:value="27214" calcext:value-type="float">
            <text:p>27214</text:p>
          </table:table-cell>
          <table:table-cell office:value-type="float" office:value="1308509" calcext:value-type="float">
            <text:p>1308509</text:p>
          </table:table-cell>
          <table:table-cell office:value-type="float" office:value="21755" calcext:value-type="float">
            <text:p>21755</text:p>
          </table:table-cell>
          <table:table-cell office:value-type="float" office:value="392988" calcext:value-type="float">
            <text:p>392988</text:p>
          </table:table-cell>
          <table:table-cell office:value-type="float" office:value="11552" calcext:value-type="float">
            <text:p>11552</text:p>
          </table:table-cell>
          <table:table-cell office:value-type="float" office:value="810786" calcext:value-type="float">
            <text:p>810786</text:p>
          </table:table-cell>
          <table:table-cell office:value-type="float" office:value="13523" calcext:value-type="float">
            <text:p>13523</text:p>
          </table:table-cell>
          <table:table-cell office:value-type="float" office:value="2815335" calcext:value-type="float">
            <text:p>2815335</text:p>
          </table:table-cell>
          <table:table-cell office:value-type="float" office:value="18455" calcext:value-type="float">
            <text:p>18455</text:p>
          </table:table-cell>
          <table:table-cell office:value-type="float" office:value="4288257" calcext:value-type="float">
            <text:p>4288257</text:p>
          </table:table-cell>
          <table:table-cell office:value-type="float" office:value="19342" calcext:value-type="float">
            <text:p>19342</text:p>
          </table:table-cell>
          <table:table-cell office:value-type="float" office:value="3844810" calcext:value-type="float">
            <text:p>3844810</text:p>
          </table:table-cell>
          <table:table-cell office:value-type="float" office:value="19973" calcext:value-type="float">
            <text:p>19973</text:p>
          </table:table-cell>
          <table:table-cell office:value-type="float" office:value="3187656" calcext:value-type="float">
            <text:p>3187656</text:p>
          </table:table-cell>
          <table:table-cell office:value-type="float" office:value="17591" calcext:value-type="float">
            <text:p>17591</text:p>
          </table:table-cell>
          <table:table-cell office:value-type="float" office:value="2152857" calcext:value-type="float">
            <text:p>2152857</text:p>
          </table:table-cell>
          <table:table-cell office:value-type="float" office:value="12155" calcext:value-type="float">
            <text:p>12155</text:p>
          </table:table-cell>
          <table:table-cell office:value-type="float" office:value="1097689" calcext:value-type="float">
            <text:p>1097689</text:p>
          </table:table-cell>
          <table:table-cell office:value-type="float" office:value="10927" calcext:value-type="float">
            <text:p>10927</text:p>
          </table:table-cell>
          <table:table-cell office:value-type="float" office:value="569687" calcext:value-type="float">
            <text:p>569687</text:p>
          </table:table-cell>
          <table:table-cell office:value-type="float" office:value="8431" calcext:value-type="float">
            <text:p>8431</text:p>
          </table:table-cell>
          <table:table-cell office:value-type="float" office:value="23924093" calcext:value-type="float">
            <text:p>23924093</text:p>
          </table:table-cell>
          <table:table-cell office:value-type="float" office:value="65687" calcext:value-type="float">
            <text:p>65687</text:p>
          </table:table-cell>
          <table:table-cell office:value-type="float" office:value="1807945" calcext:value-type="float">
            <text:p>1807945</text:p>
          </table:table-cell>
          <table:table-cell office:value-type="float" office:value="17262" calcext:value-type="float">
            <text:p>17262</text:p>
          </table:table-cell>
          <table:table-cell office:value-type="float" office:value="357939" calcext:value-type="float">
            <text:p>357939</text:p>
          </table:table-cell>
          <table:table-cell office:value-type="float" office:value="10859" calcext:value-type="float">
            <text:p>10859</text:p>
          </table:table-cell>
          <table:table-cell office:value-type="float" office:value="2295425" calcext:value-type="float">
            <text:p>2295425</text:p>
          </table:table-cell>
          <table:table-cell office:value-type="float" office:value="24179" calcext:value-type="float">
            <text:p>24179</text:p>
          </table:table-cell>
          <table:table-cell office:value-type="float" office:value="1230877" calcext:value-type="float">
            <text:p>1230877</text:p>
          </table:table-cell>
          <table:table-cell office:value-type="float" office:value="21089" calcext:value-type="float">
            <text:p>21089</text:p>
          </table:table-cell>
          <table:table-cell office:value-type="float" office:value="388649" calcext:value-type="float">
            <text:p>388649</text:p>
          </table:table-cell>
          <table:table-cell office:value-type="float" office:value="10587" calcext:value-type="float">
            <text:p>10587</text:p>
          </table:table-cell>
          <table:table-cell office:value-type="float" office:value="779753" calcext:value-type="float">
            <text:p>779753</text:p>
          </table:table-cell>
          <table:table-cell office:value-type="float" office:value="13685" calcext:value-type="float">
            <text:p>13685</text:p>
          </table:table-cell>
          <table:table-cell office:value-type="float" office:value="2567462" calcext:value-type="float">
            <text:p>2567462</text:p>
          </table:table-cell>
          <table:table-cell office:value-type="float" office:value="16463" calcext:value-type="float">
            <text:p>16463</text:p>
          </table:table-cell>
          <table:table-cell office:value-type="float" office:value="3692659" calcext:value-type="float">
            <text:p>3692659</text:p>
          </table:table-cell>
          <table:table-cell office:value-type="float" office:value="18848" calcext:value-type="float">
            <text:p>18848</text:p>
          </table:table-cell>
          <table:table-cell office:value-type="float" office:value="3415884" calcext:value-type="float">
            <text:p>3415884</text:p>
          </table:table-cell>
          <table:table-cell office:value-type="float" office:value="17438" calcext:value-type="float">
            <text:p>17438</text:p>
          </table:table-cell>
          <table:table-cell office:value-type="float" office:value="3078363" calcext:value-type="float">
            <text:p>3078363</text:p>
          </table:table-cell>
          <table:table-cell office:value-type="float" office:value="15698" calcext:value-type="float">
            <text:p>15698</text:p>
          </table:table-cell>
          <table:table-cell office:value-type="float" office:value="2222456" calcext:value-type="float">
            <text:p>2222456</text:p>
          </table:table-cell>
          <table:table-cell office:value-type="float" office:value="14090" calcext:value-type="float">
            <text:p>14090</text:p>
          </table:table-cell>
          <table:table-cell office:value-type="float" office:value="1265559" calcext:value-type="float">
            <text:p>1265559</text:p>
          </table:table-cell>
          <table:table-cell office:value-type="float" office:value="12591" calcext:value-type="float">
            <text:p>12591</text:p>
          </table:table-cell>
          <table:table-cell office:value-type="float" office:value="821122" calcext:value-type="float">
            <text:p>821122</text:p>
          </table:table-cell>
          <table:table-cell office:value-type="float" office:value="9863" calcext:value-type="float">
            <text:p>9863</text:p>
          </table:table-cell>
        </table:table-row>
      </table:table>
      <table:table table:name="Sheet2" table:style-name="ta1">
        <table:table-column table:style-name="co65" table:default-cell-style-name="Default"/>
        <table:table-column table:style-name="co66" table:default-cell-style-name="Default"/>
        <table:table-column table:style-name="co37" table:default-cell-style-name="Default"/>
        <table:table-column table:style-name="co66" table:number-columns-repeated="2" table:default-cell-style-name="Default"/>
        <table:table-column table:style-name="co67" table:default-cell-style-name="ce1"/>
        <table:table-row table:style-name="ro1">
          <table:table-cell office:value-type="string" calcext:value-type="string">
            <text:p>Geographic Area Name</text:p>
          </table:table-cell>
          <table:table-cell office:value-type="string" calcext:value-type="string">
            <text:p>United Sta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imate!!Total:!!Income in the past 12 months at or above poverty level:</text:p>
          </table:table-cell>
          <table:table-cell office:value-type="float" office:value="49025131" calcext:value-type="float">
            <text:p>49025131</text:p>
          </table:table-cell>
          <table:table-cell office:value-type="string" calcext:value-type="string">
            <text:p>Estimate!!Total:!!Income in the past 12 months below poverty level:</text:p>
          </table:table-cell>
          <table:table-cell office:value-type="float" office:value="10201081" calcext:value-type="float">
            <text:p>10201081</text:p>
          </table:table-cell>
          <table:table-cell/>
          <table:table-cell table:formula="of:=[.D2]/([.B2]+[.D2])*100" office:value-type="float" office:value="17.2239294993237" calcext:value-type="float">
            <text:p>17.2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</text:p>
          </table:table-cell>
          <table:table-cell office:value-type="float" office:value="23924093" calcext:value-type="float">
            <text:p>23924093</text:p>
          </table:table-cell>
          <table:table-cell office:value-type="string" calcext:value-type="string">
            <text:p>Estimate!!Total:!!Income in the past 12 months below poverty level:!!Female:</text:p>
          </table:table-cell>
          <table:table-cell office:value-type="float" office:value="5653347" calcext:value-type="float">
            <text:p>5653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Female:!!12 to 14 years</text:p>
          </table:table-cell>
          <table:table-cell office:value-type="float" office:value="1230877" calcext:value-type="float">
            <text:p>1230877</text:p>
          </table:table-cell>
          <table:table-cell office:value-type="string" calcext:value-type="string">
            <text:p>Estimate!!Total:!!Income in the past 12 months below poverty level:!!Female:!!12 to 14 years</text:p>
          </table:table-cell>
          <table:table-cell office:value-type="float" office:value="366304" calcext:value-type="float">
            <text:p>366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Female:!!15 years</text:p>
          </table:table-cell>
          <table:table-cell office:value-type="float" office:value="388649" calcext:value-type="float">
            <text:p>388649</text:p>
          </table:table-cell>
          <table:table-cell office:value-type="string" calcext:value-type="string">
            <text:p>Estimate!!Total:!!Income in the past 12 months below poverty level:!!Female:!!15 years</text:p>
          </table:table-cell>
          <table:table-cell office:value-type="float" office:value="106057" calcext:value-type="float">
            <text:p>106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Female:!!16 and 17 years</text:p>
          </table:table-cell>
          <table:table-cell office:value-type="float" office:value="779753" calcext:value-type="float">
            <text:p>779753</text:p>
          </table:table-cell>
          <table:table-cell office:value-type="string" calcext:value-type="string">
            <text:p>Estimate!!Total:!!Income in the past 12 months below poverty level:!!Female:!!16 and 17 years</text:p>
          </table:table-cell>
          <table:table-cell office:value-type="float" office:value="198551" calcext:value-type="float">
            <text:p>198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Female:!!18 to 24 years</text:p>
          </table:table-cell>
          <table:table-cell office:value-type="float" office:value="2567462" calcext:value-type="float">
            <text:p>2567462</text:p>
          </table:table-cell>
          <table:table-cell office:value-type="string" calcext:value-type="string">
            <text:p>Estimate!!Total:!!Income in the past 12 months below poverty level:!!Female:!!18 to 24 years</text:p>
          </table:table-cell>
          <table:table-cell office:value-type="float" office:value="612385" calcext:value-type="float">
            <text:p>612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Female:!!25 to 34 years</text:p>
          </table:table-cell>
          <table:table-cell office:value-type="float" office:value="3692659" calcext:value-type="float">
            <text:p>3692659</text:p>
          </table:table-cell>
          <table:table-cell office:value-type="string" calcext:value-type="string">
            <text:p>Estimate!!Total:!!Income in the past 12 months below poverty level:!!Female:!!25 to 34 years</text:p>
          </table:table-cell>
          <table:table-cell office:value-type="float" office:value="839575" calcext:value-type="float">
            <text:p>839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Female:!!35 to 44 years</text:p>
          </table:table-cell>
          <table:table-cell office:value-type="float" office:value="3415884" calcext:value-type="float">
            <text:p>3415884</text:p>
          </table:table-cell>
          <table:table-cell office:value-type="string" calcext:value-type="string">
            <text:p>Estimate!!Total:!!Income in the past 12 months below poverty level:!!Female:!!35 to 44 years</text:p>
          </table:table-cell>
          <table:table-cell office:value-type="float" office:value="774308" calcext:value-type="float">
            <text:p>774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Female:!!45 to 54 years</text:p>
          </table:table-cell>
          <table:table-cell office:value-type="float" office:value="3078363" calcext:value-type="float">
            <text:p>3078363</text:p>
          </table:table-cell>
          <table:table-cell office:value-type="string" calcext:value-type="string">
            <text:p>Estimate!!Total:!!Income in the past 12 months below poverty level:!!Female:!!45 to 54 years</text:p>
          </table:table-cell>
          <table:table-cell office:value-type="float" office:value="447828" calcext:value-type="float">
            <text:p>447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Female:!!5 years</text:p>
          </table:table-cell>
          <table:table-cell office:value-type="float" office:value="357939" calcext:value-type="float">
            <text:p>357939</text:p>
          </table:table-cell>
          <table:table-cell office:value-type="string" calcext:value-type="string">
            <text:p>Estimate!!Total:!!Income in the past 12 months below poverty level:!!Female:!!5 years</text:p>
          </table:table-cell>
          <table:table-cell office:value-type="float" office:value="113590" calcext:value-type="float">
            <text:p>1135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Female:!!55 to 64 years</text:p>
          </table:table-cell>
          <table:table-cell office:value-type="float" office:value="2222456" calcext:value-type="float">
            <text:p>2222456</text:p>
          </table:table-cell>
          <table:table-cell office:value-type="string" calcext:value-type="string">
            <text:p>Estimate!!Total:!!Income in the past 12 months below poverty level:!!Female:!!55 to 64 years</text:p>
          </table:table-cell>
          <table:table-cell office:value-type="float" office:value="374339" calcext:value-type="float">
            <text:p>374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Female:!!6 to 11 years</text:p>
          </table:table-cell>
          <table:table-cell office:value-type="float" office:value="2295425" calcext:value-type="float">
            <text:p>2295425</text:p>
          </table:table-cell>
          <table:table-cell office:value-type="string" calcext:value-type="string">
            <text:p>Estimate!!Total:!!Income in the past 12 months below poverty level:!!Female:!!6 to 11 years</text:p>
          </table:table-cell>
          <table:table-cell office:value-type="float" office:value="709034" calcext:value-type="float">
            <text:p>709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Female:!!65 to 74 years</text:p>
          </table:table-cell>
          <table:table-cell office:value-type="float" office:value="1265559" calcext:value-type="float">
            <text:p>1265559</text:p>
          </table:table-cell>
          <table:table-cell office:value-type="string" calcext:value-type="string">
            <text:p>Estimate!!Total:!!Income in the past 12 months below poverty level:!!Female:!!65 to 74 years</text:p>
          </table:table-cell>
          <table:table-cell office:value-type="float" office:value="272232" calcext:value-type="float">
            <text:p>272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Female:!!75 years and over</text:p>
          </table:table-cell>
          <table:table-cell office:value-type="float" office:value="821122" calcext:value-type="float">
            <text:p>821122</text:p>
          </table:table-cell>
          <table:table-cell office:value-type="string" calcext:value-type="string">
            <text:p>Estimate!!Total:!!Income in the past 12 months below poverty level:!!Female:!!75 years and over</text:p>
          </table:table-cell>
          <table:table-cell office:value-type="float" office:value="231525" calcext:value-type="float">
            <text:p>231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Female:!!Under 5 years</text:p>
          </table:table-cell>
          <table:table-cell office:value-type="float" office:value="1807945" calcext:value-type="float">
            <text:p>1807945</text:p>
          </table:table-cell>
          <table:table-cell office:value-type="string" calcext:value-type="string">
            <text:p>Estimate!!Total:!!Income in the past 12 months below poverty level:!!Female:!!Under 5 years</text:p>
          </table:table-cell>
          <table:table-cell office:value-type="float" office:value="607619" calcext:value-type="float">
            <text:p>60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Male:</text:p>
          </table:table-cell>
          <table:table-cell office:value-type="float" office:value="25101038" calcext:value-type="float">
            <text:p>25101038</text:p>
          </table:table-cell>
          <table:table-cell office:value-type="string" calcext:value-type="string">
            <text:p>Estimate!!Total:!!Income in the past 12 months below poverty level:!!Male:</text:p>
          </table:table-cell>
          <table:table-cell office:value-type="float" office:value="4547734" calcext:value-type="float">
            <text:p>4547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Male:!!12 to 14 years</text:p>
          </table:table-cell>
          <table:table-cell office:value-type="float" office:value="1308509" calcext:value-type="float">
            <text:p>1308509</text:p>
          </table:table-cell>
          <table:table-cell office:value-type="string" calcext:value-type="string">
            <text:p>Estimate!!Total:!!Income in the past 12 months below poverty level:!!Male:!!12 to 14 years</text:p>
          </table:table-cell>
          <table:table-cell office:value-type="float" office:value="359100" calcext:value-type="float">
            <text:p>359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Male:!!15 years</text:p>
          </table:table-cell>
          <table:table-cell office:value-type="float" office:value="392988" calcext:value-type="float">
            <text:p>392988</text:p>
          </table:table-cell>
          <table:table-cell office:value-type="string" calcext:value-type="string">
            <text:p>Estimate!!Total:!!Income in the past 12 months below poverty level:!!Male:!!15 years</text:p>
          </table:table-cell>
          <table:table-cell office:value-type="float" office:value="118401" calcext:value-type="float">
            <text:p>1184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Male:!!16 and 17 years</text:p>
          </table:table-cell>
          <table:table-cell office:value-type="float" office:value="810786" calcext:value-type="float">
            <text:p>810786</text:p>
          </table:table-cell>
          <table:table-cell office:value-type="string" calcext:value-type="string">
            <text:p>Estimate!!Total:!!Income in the past 12 months below poverty level:!!Male:!!16 and 17 years</text:p>
          </table:table-cell>
          <table:table-cell office:value-type="float" office:value="202853" calcext:value-type="float">
            <text:p>202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Male:!!18 to 24 years</text:p>
          </table:table-cell>
          <table:table-cell office:value-type="float" office:value="2815335" calcext:value-type="float">
            <text:p>2815335</text:p>
          </table:table-cell>
          <table:table-cell office:value-type="string" calcext:value-type="string">
            <text:p>Estimate!!Total:!!Income in the past 12 months below poverty level:!!Male:!!18 to 24 years</text:p>
          </table:table-cell>
          <table:table-cell office:value-type="float" office:value="496125" calcext:value-type="float">
            <text:p>496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Male:!!25 to 34 years</text:p>
          </table:table-cell>
          <table:table-cell office:value-type="float" office:value="4288257" calcext:value-type="float">
            <text:p>4288257</text:p>
          </table:table-cell>
          <table:table-cell office:value-type="string" calcext:value-type="string">
            <text:p>Estimate!!Total:!!Income in the past 12 months below poverty level:!!Male:!!25 to 34 years</text:p>
          </table:table-cell>
          <table:table-cell office:value-type="float" office:value="478731" calcext:value-type="float">
            <text:p>478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Male:!!35 to 44 years</text:p>
          </table:table-cell>
          <table:table-cell office:value-type="float" office:value="3844810" calcext:value-type="float">
            <text:p>3844810</text:p>
          </table:table-cell>
          <table:table-cell office:value-type="string" calcext:value-type="string">
            <text:p>Estimate!!Total:!!Income in the past 12 months below poverty level:!!Male:!!35 to 44 years</text:p>
          </table:table-cell>
          <table:table-cell office:value-type="float" office:value="493228" calcext:value-type="float">
            <text:p>493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Male:!!45 to 54 years</text:p>
          </table:table-cell>
          <table:table-cell office:value-type="float" office:value="3187656" calcext:value-type="float">
            <text:p>3187656</text:p>
          </table:table-cell>
          <table:table-cell office:value-type="string" calcext:value-type="string">
            <text:p>Estimate!!Total:!!Income in the past 12 months below poverty level:!!Male:!!45 to 54 years</text:p>
          </table:table-cell>
          <table:table-cell office:value-type="float" office:value="318644" calcext:value-type="float">
            <text:p>318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Male:!!5 years</text:p>
          </table:table-cell>
          <table:table-cell office:value-type="float" office:value="369001" calcext:value-type="float">
            <text:p>369001</text:p>
          </table:table-cell>
          <table:table-cell office:value-type="string" calcext:value-type="string">
            <text:p>Estimate!!Total:!!Income in the past 12 months below poverty level:!!Male:!!5 years</text:p>
          </table:table-cell>
          <table:table-cell office:value-type="float" office:value="121623" calcext:value-type="float">
            <text:p>121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Male:!!55 to 64 years</text:p>
          </table:table-cell>
          <table:table-cell office:value-type="float" office:value="2152857" calcext:value-type="float">
            <text:p>2152857</text:p>
          </table:table-cell>
          <table:table-cell office:value-type="string" calcext:value-type="string">
            <text:p>Estimate!!Total:!!Income in the past 12 months below poverty level:!!Male:!!55 to 64 years</text:p>
          </table:table-cell>
          <table:table-cell office:value-type="float" office:value="271250" calcext:value-type="float">
            <text:p>271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Male:!!6 to 11 years</text:p>
          </table:table-cell>
          <table:table-cell office:value-type="float" office:value="2374079" calcext:value-type="float">
            <text:p>2374079</text:p>
          </table:table-cell>
          <table:table-cell office:value-type="string" calcext:value-type="string">
            <text:p>Estimate!!Total:!!Income in the past 12 months below poverty level:!!Male:!!6 to 11 years</text:p>
          </table:table-cell>
          <table:table-cell office:value-type="float" office:value="760775" calcext:value-type="float">
            <text:p>760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Male:!!65 to 74 years</text:p>
          </table:table-cell>
          <table:table-cell office:value-type="float" office:value="1097689" calcext:value-type="float">
            <text:p>1097689</text:p>
          </table:table-cell>
          <table:table-cell office:value-type="string" calcext:value-type="string">
            <text:p>Estimate!!Total:!!Income in the past 12 months below poverty level:!!Male:!!65 to 74 years</text:p>
          </table:table-cell>
          <table:table-cell office:value-type="float" office:value="179902" calcext:value-type="float">
            <text:p>179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Male:!!75 years and over</text:p>
          </table:table-cell>
          <table:table-cell office:value-type="float" office:value="569687" calcext:value-type="float">
            <text:p>569687</text:p>
          </table:table-cell>
          <table:table-cell office:value-type="string" calcext:value-type="string">
            <text:p>Estimate!!Total:!!Income in the past 12 months below poverty level:!!Male:!!75 years and over</text:p>
          </table:table-cell>
          <table:table-cell office:value-type="float" office:value="123055" calcext:value-type="float">
            <text:p>123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Male:!!Under 5 years</text:p>
          </table:table-cell>
          <table:table-cell office:value-type="float" office:value="1889384" calcext:value-type="float">
            <text:p>1889384</text:p>
          </table:table-cell>
          <table:table-cell office:value-type="string" calcext:value-type="string">
            <text:p>Estimate!!Total:!!Income in the past 12 months below poverty level:!!Male:!!Under 5 years</text:p>
          </table:table-cell>
          <table:table-cell office:value-type="float" office:value="624047" calcext:value-type="float">
            <text:p>624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</text:p>
          </table:table-cell>
          <table:table-cell table:formula="of:=[.B17]+[.B3]" office:value-type="float" office:value="49025131" calcext:value-type="float">
            <text:p>49025131</text:p>
          </table:table-cell>
          <table:table-cell/>
          <table:table-cell table:formula="of:=[.D17]+[.D3]" office:value-type="float" office:value="10201081" calcext:value-type="float">
            <text:p>102010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12 to 14 years</text:p>
          </table:table-cell>
          <table:table-cell table:formula="of:=[.B18]+[.B4]" office:value-type="float" office:value="2539386" calcext:value-type="float">
            <text:p>2539386</text:p>
          </table:table-cell>
          <table:table-cell/>
          <table:table-cell table:formula="of:=[.D18]+[.D4]" office:value-type="float" office:value="725404" calcext:value-type="float">
            <text:p>725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15 years</text:p>
          </table:table-cell>
          <table:table-cell table:formula="of:=[.B19]+[.B5]" office:value-type="float" office:value="781637" calcext:value-type="float">
            <text:p>781637</text:p>
          </table:table-cell>
          <table:table-cell/>
          <table:table-cell table:formula="of:=[.D19]+[.D5]" office:value-type="float" office:value="224458" calcext:value-type="float">
            <text:p>224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16 and 17 years</text:p>
          </table:table-cell>
          <table:table-cell table:formula="of:=[.B20]+[.B6]" office:value-type="float" office:value="1590539" calcext:value-type="float">
            <text:p>1590539</text:p>
          </table:table-cell>
          <table:table-cell/>
          <table:table-cell table:formula="of:=[.D20]+[.D6]" office:value-type="float" office:value="401404" calcext:value-type="float">
            <text:p>401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18 to 24 years</text:p>
          </table:table-cell>
          <table:table-cell table:formula="of:=[.B21]+[.B7]" office:value-type="float" office:value="5382797" calcext:value-type="float">
            <text:p>5382797</text:p>
          </table:table-cell>
          <table:table-cell/>
          <table:table-cell table:formula="of:=[.D21]+[.D7]" office:value-type="float" office:value="1108510" calcext:value-type="float">
            <text:p>11085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25 to 34 years</text:p>
          </table:table-cell>
          <table:table-cell table:formula="of:=[.B22]+[.B8]" office:value-type="float" office:value="7980916" calcext:value-type="float">
            <text:p>7980916</text:p>
          </table:table-cell>
          <table:table-cell/>
          <table:table-cell table:formula="of:=[.D22]+[.D8]" office:value-type="float" office:value="1318306" calcext:value-type="float">
            <text:p>1318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35 to 44 years</text:p>
          </table:table-cell>
          <table:table-cell table:formula="of:=[.B23]+[.B9]" office:value-type="float" office:value="7260694" calcext:value-type="float">
            <text:p>7260694</text:p>
          </table:table-cell>
          <table:table-cell/>
          <table:table-cell table:formula="of:=[.D23]+[.D9]" office:value-type="float" office:value="1267536" calcext:value-type="float">
            <text:p>1267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45 to 54 years</text:p>
          </table:table-cell>
          <table:table-cell table:formula="of:=[.B24]+[.B10]" office:value-type="float" office:value="6266019" calcext:value-type="float">
            <text:p>6266019</text:p>
          </table:table-cell>
          <table:table-cell/>
          <table:table-cell table:formula="of:=[.D24]+[.D10]" office:value-type="float" office:value="766472" calcext:value-type="float">
            <text:p>766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5 years</text:p>
          </table:table-cell>
          <table:table-cell table:formula="of:=[.B25]+[.B11]" office:value-type="float" office:value="726940" calcext:value-type="float">
            <text:p>726940</text:p>
          </table:table-cell>
          <table:table-cell/>
          <table:table-cell table:formula="of:=[.D25]+[.D11]" office:value-type="float" office:value="235213" calcext:value-type="float">
            <text:p>235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55 to 64 years</text:p>
          </table:table-cell>
          <table:table-cell table:formula="of:=[.B26]+[.B12]" office:value-type="float" office:value="4375313" calcext:value-type="float">
            <text:p>4375313</text:p>
          </table:table-cell>
          <table:table-cell/>
          <table:table-cell table:formula="of:=[.D26]+[.D12]" office:value-type="float" office:value="645589" calcext:value-type="float">
            <text:p>645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6 to 11 years</text:p>
          </table:table-cell>
          <table:table-cell table:formula="of:=[.B27]+[.B13]" office:value-type="float" office:value="4669504" calcext:value-type="float">
            <text:p>4669504</text:p>
          </table:table-cell>
          <table:table-cell/>
          <table:table-cell table:formula="of:=[.D27]+[.D13]" office:value-type="float" office:value="1469809" calcext:value-type="float">
            <text:p>1469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65 to 74 years</text:p>
          </table:table-cell>
          <table:table-cell table:formula="of:=[.B28]+[.B14]" office:value-type="float" office:value="2363248" calcext:value-type="float">
            <text:p>2363248</text:p>
          </table:table-cell>
          <table:table-cell/>
          <table:table-cell table:formula="of:=[.D28]+[.D14]" office:value-type="float" office:value="452134" calcext:value-type="float">
            <text:p>452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75 years and over</text:p>
          </table:table-cell>
          <table:table-cell table:formula="of:=[.B29]+[.B15]" office:value-type="float" office:value="1390809" calcext:value-type="float">
            <text:p>1390809</text:p>
          </table:table-cell>
          <table:table-cell/>
          <table:table-cell table:formula="of:=[.D29]+[.D15]" office:value-type="float" office:value="354580" calcext:value-type="float">
            <text:p>3545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Under 5 years</text:p>
          </table:table-cell>
          <table:table-cell table:formula="of:=[.B30]+[.B16]" office:value-type="float" office:value="3697329" calcext:value-type="float">
            <text:p>3697329</text:p>
          </table:table-cell>
          <table:table-cell/>
          <table:table-cell table:formula="of:=[.D30]+[.D16]" office:value-type="float" office:value="1231666" calcext:value-type="float">
            <text:p>1231666</text:p>
          </table:table-cell>
          <table:table-cell table:number-columns-repeated="2"/>
        </table:table-row>
        <table:table-row table:style-name="ro1" table:number-rows-repeated="104853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3" table:style-name="ta1">
        <table:table-column table:style-name="co68" table:default-cell-style-name="Default"/>
        <table:table-column table:style-name="co66" table:number-columns-repeated="4" table:default-cell-style-name="Default"/>
        <table:table-column table:style-name="co66" table:default-cell-style-name="ce1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TH:!!Under 5 years</text:p>
          </table:table-cell>
          <table:table-cell office:value-type="float" office:value="3697329" calcext:value-type="float">
            <text:p>3697329</text:p>
          </table:table-cell>
          <table:table-cell/>
          <table:table-cell office:value-type="float" office:value="1231666" calcext:value-type="float">
            <text:p>1231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5 years</text:p>
          </table:table-cell>
          <table:table-cell office:value-type="float" office:value="726940" calcext:value-type="float">
            <text:p>726940</text:p>
          </table:table-cell>
          <table:table-cell/>
          <table:table-cell office:value-type="float" office:value="235213" calcext:value-type="float">
            <text:p>235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6 to 11 years</text:p>
          </table:table-cell>
          <table:table-cell office:value-type="float" office:value="4669504" calcext:value-type="float">
            <text:p>4669504</text:p>
          </table:table-cell>
          <table:table-cell/>
          <table:table-cell office:value-type="float" office:value="1469809" calcext:value-type="float">
            <text:p>1469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12 to 14 years</text:p>
          </table:table-cell>
          <table:table-cell office:value-type="float" office:value="2539386" calcext:value-type="float">
            <text:p>2539386</text:p>
          </table:table-cell>
          <table:table-cell/>
          <table:table-cell office:value-type="float" office:value="725404" calcext:value-type="float">
            <text:p>725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15 years</text:p>
          </table:table-cell>
          <table:table-cell office:value-type="float" office:value="781637" calcext:value-type="float">
            <text:p>781637</text:p>
          </table:table-cell>
          <table:table-cell/>
          <table:table-cell office:value-type="float" office:value="224458" calcext:value-type="float">
            <text:p>224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16 and 17 years</text:p>
          </table:table-cell>
          <table:table-cell office:value-type="float" office:value="1590539" calcext:value-type="float">
            <text:p>1590539</text:p>
          </table:table-cell>
          <table:table-cell/>
          <table:table-cell office:value-type="float" office:value="401404" calcext:value-type="float">
            <text:p>401404</text:p>
          </table:table-cell>
          <table:table-cell table:number-columns-repeated="2"/>
        </table:table-row>
        <table:table-row table:style-name="ro1">
          <table:table-cell/>
          <table:table-cell table:formula="of:=SUM([.B2:.B7])" office:value-type="float" office:value="14005335" calcext:value-type="float">
            <text:p>14005335</text:p>
          </table:table-cell>
          <table:table-cell/>
          <table:table-cell table:formula="of:=SUM([.D2:.D7])" office:value-type="float" office:value="4287954" calcext:value-type="float">
            <text:p>4287954</text:p>
          </table:table-cell>
          <table:table-cell/>
          <table:table-cell table:formula="of:=[.D8]/([.B8]+[.D8])*100" office:value-type="float" office:value="23.4400385846416" calcext:value-type="float">
            <text:p>23.4</text:p>
          </table:table-cell>
        </table:table-row>
        <table:table-row table:style-name="ro1">
          <table:table-cell office:value-type="string" calcext:value-type="string">
            <text:p>BOTH:!!18 to 24 years</text:p>
          </table:table-cell>
          <table:table-cell office:value-type="float" office:value="5382797" calcext:value-type="float">
            <text:p>5382797</text:p>
          </table:table-cell>
          <table:table-cell/>
          <table:table-cell office:value-type="float" office:value="1108510" calcext:value-type="float">
            <text:p>11085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25 to 34 years</text:p>
          </table:table-cell>
          <table:table-cell office:value-type="float" office:value="7980916" calcext:value-type="float">
            <text:p>7980916</text:p>
          </table:table-cell>
          <table:table-cell/>
          <table:table-cell office:value-type="float" office:value="1318306" calcext:value-type="float">
            <text:p>1318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35 to 44 years</text:p>
          </table:table-cell>
          <table:table-cell office:value-type="float" office:value="7260694" calcext:value-type="float">
            <text:p>7260694</text:p>
          </table:table-cell>
          <table:table-cell/>
          <table:table-cell office:value-type="float" office:value="1267536" calcext:value-type="float">
            <text:p>1267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45 to 54 years</text:p>
          </table:table-cell>
          <table:table-cell office:value-type="float" office:value="6266019" calcext:value-type="float">
            <text:p>6266019</text:p>
          </table:table-cell>
          <table:table-cell/>
          <table:table-cell office:value-type="float" office:value="766472" calcext:value-type="float">
            <text:p>766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55 to 64 years</text:p>
          </table:table-cell>
          <table:table-cell office:value-type="float" office:value="4375313" calcext:value-type="float">
            <text:p>4375313</text:p>
          </table:table-cell>
          <table:table-cell/>
          <table:table-cell office:value-type="float" office:value="645589" calcext:value-type="float">
            <text:p>645589</text:p>
          </table:table-cell>
          <table:table-cell table:number-columns-repeated="2"/>
        </table:table-row>
        <table:table-row table:style-name="ro1">
          <table:table-cell/>
          <table:table-cell table:formula="of:=SUM([.B9:.B13])" office:value-type="float" office:value="31265739" calcext:value-type="float">
            <text:p>31265739</text:p>
          </table:table-cell>
          <table:table-cell/>
          <table:table-cell table:formula="of:=SUM([.D9:.D13])" office:value-type="float" office:value="5106413" calcext:value-type="float">
            <text:p>5106413</text:p>
          </table:table-cell>
          <table:table-cell/>
          <table:table-cell table:formula="of:=[.D14]/([.B14]+[.D14])*100" office:value-type="float" office:value="14.0393480154817" calcext:value-type="float">
            <text:p>14.0</text:p>
          </table:table-cell>
        </table:table-row>
        <table:table-row table:style-name="ro1">
          <table:table-cell office:value-type="string" calcext:value-type="string">
            <text:p>BOTH:!!65 to 74 years</text:p>
          </table:table-cell>
          <table:table-cell office:value-type="float" office:value="2363248" calcext:value-type="float">
            <text:p>2363248</text:p>
          </table:table-cell>
          <table:table-cell/>
          <table:table-cell office:value-type="float" office:value="452134" calcext:value-type="float">
            <text:p>452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75 years and over</text:p>
          </table:table-cell>
          <table:table-cell office:value-type="float" office:value="1390809" calcext:value-type="float">
            <text:p>1390809</text:p>
          </table:table-cell>
          <table:table-cell/>
          <table:table-cell office:value-type="float" office:value="354580" calcext:value-type="float">
            <text:p>354580</text:p>
          </table:table-cell>
          <table:table-cell table:number-columns-repeated="2"/>
        </table:table-row>
        <table:table-row table:style-name="ro1">
          <table:table-cell/>
          <table:table-cell table:formula="of:=[.B15]+[.B16]" office:value-type="float" office:value="3754057" calcext:value-type="float">
            <text:p>3754057</text:p>
          </table:table-cell>
          <table:table-cell/>
          <table:table-cell table:formula="of:=[.D15]+[.D16]" office:value-type="float" office:value="806714" calcext:value-type="float">
            <text:p>806714</text:p>
          </table:table-cell>
          <table:table-cell/>
          <table:table-cell table:formula="of:=[.D17]/([.B17]+[.D17])*100" office:value-type="float" office:value="17.6881058049176" calcext:value-type="float">
            <text:p>17.7</text:p>
          </table:table-cell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1" table:target-range-address="Sheet2.A1:Sheet2.B11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MX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17T11:32:30.977959440</dc:date>
    <meta:editing-duration>PT8M19S</meta:editing-duration>
    <meta:editing-cycles>2</meta:editing-cycles>
    <meta:generator>LibreOffice/6.4.6.2$Linux_X86_64 LibreOffice_project/40$Build-2</meta:generator>
    <meta:document-statistic meta:table-count="3" meta:cell-count="569" meta:object-count="0"/>
  </office:meta>
</office:document-meta>
</file>